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5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1.56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7.15pt"/>
    </style:style>
    <style:style style:name="co10" style:family="table-column">
      <style:table-column-properties fo:break-before="auto" style:column-width="65.59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1">
      <style:table-cell-properties fo:wrap-option="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background-color="#ffcc00" fo:wrap-option="wrap"/>
    </style:style>
    <style:style style:name="ce6" style:family="table-cell" style:parent-style-name="Default">
      <style:table-cell-properties fo:background-color="#ff6600" fo:wrap-option="wrap"/>
      <style:text-properties fo:color="#ff6600"/>
    </style:style>
    <style:style style:name="ce7" style:family="table-cell" style:parent-style-name="Default">
      <style:table-cell-properties fo:background-color="#6666ff" fo:wrap-option="wrap"/>
    </style:style>
    <style:style style:name="ce8" style:family="table-cell" style:parent-style-name="Default">
      <style:table-cell-properties fo:background-color="#009999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float(own_moves - 3 * opp_moves) * (len(game.get_blank_spaces()) + 1)</text:p>
          </table:table-cell>
          <table:table-cell table:number-columns-repeated="2"/>
          <table:table-cell table:style-name="ce1" office:value-type="string" calcext:value-type="string">
            <text:p>float(own_moves - 3 * opp_moves)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ing Matches:</text:p>
          </table:table-cell>
          <table:table-cell table:number-columns-repeated="2"/>
          <table:table-cell office:value-type="string" calcext:value-type="string">
            <text:p>Playing Matches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office:value-type="string" calcext:value-type="string">
            <text:p>---------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 text:c="2"/>Match 1: <text:s text:c="2"/>Student <text:s text:c="2"/>vs <text:s text:c="2"/>Random <text:s text:c="3"/></text:p>
          </table:table-cell>
          <table:table-cell office:value-type="string" calcext:value-type="string">
            <text:p>Result: 39 to 1</text:p>
          </table:table-cell>
          <table:table-cell/>
          <table:table-cell office:value-type="string" calcext:value-type="string">
            <text:p><text:s text:c="2"/>Match 1: <text:s text:c="2"/>Student <text:s text:c="2"/>vs <text:s text:c="2"/>Random <text:s text:c="3"/></text:p>
          </table:table-cell>
          <table:table-cell office:value-type="string" calcext:value-type="string">
            <text:p>Result: 38 to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2: <text:s text:c="2"/>Student <text:s text:c="2"/>vs <text:s text:c="2"/>MM_Null <text:s text:c="2"/></text:p>
          </table:table-cell>
          <table:table-cell office:value-type="string" calcext:value-type="string">
            <text:p>Result: 36 to 4</text:p>
          </table:table-cell>
          <table:table-cell/>
          <table:table-cell office:value-type="string" calcext:value-type="string">
            <text:p><text:s text:c="2"/>Match 2: <text:s text:c="2"/>Student <text:s text:c="2"/>vs <text:s text:c="2"/>MM_Null <text:s text:c="2"/></text:p>
          </table:table-cell>
          <table:table-cell office:value-type="string" calcext:value-type="string">
            <text:p>Result: 38 to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3: <text:s text:c="2"/>Student <text:s text:c="2"/>vs <text:s text:c="2"/>MM_Open <text:s text:c="2"/></text:p>
          </table:table-cell>
          <table:table-cell office:value-type="string" calcext:value-type="string">
            <text:p>Result: 28 to 12</text:p>
          </table:table-cell>
          <table:table-cell/>
          <table:table-cell office:value-type="string" calcext:value-type="string">
            <text:p><text:s text:c="2"/>Match 3: <text:s text:c="2"/>Student <text:s text:c="2"/>vs <text:s text:c="2"/>MM_Open <text:s text:c="2"/></text:p>
          </table:table-cell>
          <table:table-cell office:value-type="string" calcext:value-type="string">
            <text:p>Result: 31 to 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4: <text:s text:c="2"/>Student <text:s text:c="2"/>vs MM_Improved </text:p>
          </table:table-cell>
          <table:table-cell office:value-type="string" calcext:value-type="string">
            <text:p>Result: 29 to 11</text:p>
          </table:table-cell>
          <table:table-cell/>
          <table:table-cell office:value-type="string" calcext:value-type="string">
            <text:p><text:s text:c="2"/>Match 4: <text:s text:c="2"/>Student <text:s text:c="2"/>vs MM_Improved </text:p>
          </table:table-cell>
          <table:table-cell office:value-type="string" calcext:value-type="string">
            <text:p>Result: 28 to 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5: <text:s text:c="2"/>Student <text:s text:c="2"/>vs <text:s text:c="2"/>AB_Null <text:s text:c="2"/></text:p>
          </table:table-cell>
          <table:table-cell office:value-type="string" calcext:value-type="string">
            <text:p>Result: 32 to 8</text:p>
          </table:table-cell>
          <table:table-cell/>
          <table:table-cell office:value-type="string" calcext:value-type="string">
            <text:p><text:s text:c="2"/>Match 5: <text:s text:c="2"/>Student <text:s text:c="2"/>vs <text:s text:c="2"/>AB_Null <text:s text:c="2"/></text:p>
          </table:table-cell>
          <table:table-cell office:value-type="string" calcext:value-type="string">
            <text:p>Result: 35 to 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6: <text:s text:c="2"/>Student <text:s text:c="2"/>vs <text:s text:c="2"/>AB_Open <text:s text:c="2"/></text:p>
          </table:table-cell>
          <table:table-cell office:value-type="string" calcext:value-type="string">
            <text:p>Result: 28 to 12</text:p>
          </table:table-cell>
          <table:table-cell/>
          <table:table-cell office:value-type="string" calcext:value-type="string">
            <text:p><text:s text:c="2"/>Match 6: <text:s text:c="2"/>Student <text:s text:c="2"/>vs <text:s text:c="2"/>AB_Open <text:s text:c="2"/></text:p>
          </table:table-cell>
          <table:table-cell office:value-type="string" calcext:value-type="string">
            <text:p>Result: 23 to 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7: <text:s text:c="2"/>Student <text:s text:c="2"/>vs AB_Improved </text:p>
          </table:table-cell>
          <table:table-cell office:value-type="string" calcext:value-type="string">
            <text:p>Result: 25 to 15</text:p>
          </table:table-cell>
          <table:table-cell/>
          <table:table-cell office:value-type="string" calcext:value-type="string">
            <text:p><text:s text:c="2"/>Match 7: <text:s text:c="2"/>Student <text:s text:c="2"/>vs AB_Improved </text:p>
          </table:table-cell>
          <table:table-cell office:value-type="string" calcext:value-type="string">
            <text:p>Result: 22 to 1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sult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ults:</text:p>
          </table:table-cell>
          <table:table-cell table:number-columns-repeated="2"/>
          <table:table-cell office:value-type="string" calcext:value-type="string">
            <text:p>Results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office:value-type="string" calcext:value-type="string">
            <text:p>---------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 <text:s text:c="12"/>77.50%</text:p>
          </table:table-cell>
          <table:table-cell table:number-columns-repeated="2"/>
          <table:table-cell office:value-type="string" calcext:value-type="string">
            <text:p>Student <text:s text:c="12"/>76.79%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loat(own_moves - 3 * opp_moves) / (len(game.get_blank_spaces()) + 1)</text:p>
          </table:table-cell>
          <table:table-cell table:number-columns-repeated="2"/>
          <table:table-cell table:style-name="ce1" office:value-type="string" calcext:value-type="string">
            <text:p>if(game.move_count &lt; 5 and float((h - y)**2 + (w - x)**2)**0.5 &lt;= 2): return float(100 - opp_moves) else: return float(own_moves - 3 * opp_moves) / (len(game.get_blank_spaces()) + 1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ing Matches:</text:p>
          </table:table-cell>
          <table:table-cell table:number-columns-repeated="2"/>
          <table:table-cell office:value-type="string" calcext:value-type="string">
            <text:p>Playing Matches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office:value-type="string" calcext:value-type="string">
            <text:p>---------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 text:c="2"/>Match 1: <text:s text:c="2"/>Student <text:s text:c="2"/>vs <text:s text:c="2"/>Random <text:s text:c="3"/></text:p>
          </table:table-cell>
          <table:table-cell office:value-type="string" calcext:value-type="string">
            <text:p>Result: 37 to 3</text:p>
          </table:table-cell>
          <table:table-cell/>
          <table:table-cell office:value-type="string" calcext:value-type="string">
            <text:p><text:s text:c="2"/>Match 1: <text:s text:c="2"/>Student <text:s text:c="2"/>vs <text:s text:c="2"/>Random <text:s text:c="3"/></text:p>
          </table:table-cell>
          <table:table-cell office:value-type="string" calcext:value-type="string">
            <text:p>Result: 39 to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2: <text:s text:c="2"/>Student <text:s text:c="2"/>vs <text:s text:c="2"/>MM_Null <text:s text:c="2"/></text:p>
          </table:table-cell>
          <table:table-cell office:value-type="string" calcext:value-type="string">
            <text:p>Result: 37 to 3</text:p>
          </table:table-cell>
          <table:table-cell/>
          <table:table-cell office:value-type="string" calcext:value-type="string">
            <text:p><text:s text:c="2"/>Match 2: <text:s text:c="2"/>Student <text:s text:c="2"/>vs <text:s text:c="2"/>MM_Null <text:s text:c="2"/></text:p>
          </table:table-cell>
          <table:table-cell office:value-type="string" calcext:value-type="string">
            <text:p>Result: 38 to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3: <text:s text:c="2"/>Student <text:s text:c="2"/>vs <text:s text:c="2"/>MM_Open <text:s text:c="2"/></text:p>
          </table:table-cell>
          <table:table-cell office:value-type="string" calcext:value-type="string">
            <text:p>Result: 30 to 10</text:p>
          </table:table-cell>
          <table:table-cell/>
          <table:table-cell office:value-type="string" calcext:value-type="string">
            <text:p><text:s text:c="2"/>Match 3: <text:s text:c="2"/>Student <text:s text:c="2"/>vs <text:s text:c="2"/>MM_Open <text:s text:c="2"/></text:p>
          </table:table-cell>
          <table:table-cell office:value-type="string" calcext:value-type="string">
            <text:p>Result: 31 to 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4: <text:s text:c="2"/>Student <text:s text:c="2"/>vs MM_Improved </text:p>
          </table:table-cell>
          <table:table-cell office:value-type="string" calcext:value-type="string">
            <text:p>Result: 36 to 4</text:p>
          </table:table-cell>
          <table:table-cell/>
          <table:table-cell office:value-type="string" calcext:value-type="string">
            <text:p><text:s text:c="2"/>Match 4: <text:s text:c="2"/>Student <text:s text:c="2"/>vs MM_Improved </text:p>
          </table:table-cell>
          <table:table-cell office:value-type="string" calcext:value-type="string">
            <text:p>Result: 27 to 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5: <text:s text:c="2"/>Student <text:s text:c="2"/>vs <text:s text:c="2"/>AB_Null <text:s text:c="2"/></text:p>
          </table:table-cell>
          <table:table-cell office:value-type="string" calcext:value-type="string">
            <text:p>Result: 37 to 3</text:p>
          </table:table-cell>
          <table:table-cell/>
          <table:table-cell office:value-type="string" calcext:value-type="string">
            <text:p><text:s text:c="2"/>Match 5: <text:s text:c="2"/>Student <text:s text:c="2"/>vs <text:s text:c="2"/>AB_Null <text:s text:c="2"/></text:p>
          </table:table-cell>
          <table:table-cell office:value-type="string" calcext:value-type="string">
            <text:p>Result: 35 to 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6: <text:s text:c="2"/>Student <text:s text:c="2"/>vs <text:s text:c="2"/>AB_Open <text:s text:c="2"/></text:p>
          </table:table-cell>
          <table:table-cell office:value-type="string" calcext:value-type="string">
            <text:p>Result: 30 to 10</text:p>
          </table:table-cell>
          <table:table-cell/>
          <table:table-cell office:value-type="string" calcext:value-type="string">
            <text:p><text:s text:c="2"/>Match 6: <text:s text:c="2"/>Student <text:s text:c="2"/>vs <text:s text:c="2"/>AB_Open <text:s text:c="2"/></text:p>
          </table:table-cell>
          <table:table-cell office:value-type="string" calcext:value-type="string">
            <text:p>Result: 29 to 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7: <text:s text:c="2"/>Student <text:s text:c="2"/>vs AB_Improved </text:p>
          </table:table-cell>
          <table:table-cell office:value-type="string" calcext:value-type="string">
            <text:p>Result: 21 to 19</text:p>
          </table:table-cell>
          <table:table-cell/>
          <table:table-cell office:value-type="string" calcext:value-type="string">
            <text:p><text:s text:c="2"/>Match 7: <text:s text:c="2"/>Student <text:s text:c="2"/>vs AB_Improved </text:p>
          </table:table-cell>
          <table:table-cell office:value-type="string" calcext:value-type="string">
            <text:p>Result: 24 to 1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esults:</text:p>
          </table:table-cell>
          <table:table-cell table:number-columns-repeated="2"/>
          <table:table-cell office:value-type="string" calcext:value-type="string">
            <text:p>Results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office:value-type="string" calcext:value-type="string">
            <text:p>---------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 <text:s text:c="12"/>81.43%</text:p>
          </table:table-cell>
          <table:table-cell table:number-columns-repeated="2"/>
          <table:table-cell office:value-type="string" calcext:value-type="string">
            <text:p>Student <text:s text:c="12"/>79.64%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<text:s/>float(own_moves * player_distance_center - opp_moves * opponent_distance_center)</text:p>
          </table:table-cell>
          <table:table-cell table:number-columns-repeated="2"/>
          <table:table-cell table:style-name="ce1" office:value-type="string" calcext:value-type="string">
            <text:p>float(own_moves / player_distance_center - opp_moves / opponent_distance_cente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ing Matches:</text:p>
          </table:table-cell>
          <table:table-cell table:number-columns-repeated="2"/>
          <table:table-cell office:value-type="string" calcext:value-type="string">
            <text:p>Playing Matches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office:value-type="string" calcext:value-type="string">
            <text:p>---------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 text:c="2"/>Match 1: <text:s text:c="2"/>Student <text:s text:c="2"/>vs <text:s text:c="2"/>Random <text:s text:c="3"/></text:p>
          </table:table-cell>
          <table:table-cell office:value-type="string" calcext:value-type="string">
            <text:p>Result: 37 to 3</text:p>
          </table:table-cell>
          <table:table-cell/>
          <table:table-cell office:value-type="string" calcext:value-type="string">
            <text:p><text:s text:c="2"/>Match 1: <text:s text:c="2"/>Student <text:s text:c="2"/>vs <text:s text:c="2"/>Random <text:s text:c="3"/></text:p>
          </table:table-cell>
          <table:table-cell office:value-type="string" calcext:value-type="string">
            <text:p>Result: 40 to 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2: <text:s text:c="2"/>Student <text:s text:c="2"/>vs <text:s text:c="2"/>MM_Null <text:s text:c="2"/></text:p>
          </table:table-cell>
          <table:table-cell office:value-type="string" calcext:value-type="string">
            <text:p>Result: 32 to 8</text:p>
          </table:table-cell>
          <table:table-cell/>
          <table:table-cell office:value-type="string" calcext:value-type="string">
            <text:p><text:s text:c="2"/>Match 2: <text:s text:c="2"/>Student <text:s text:c="2"/>vs <text:s text:c="2"/>MM_Null <text:s text:c="2"/></text:p>
          </table:table-cell>
          <table:table-cell office:value-type="string" calcext:value-type="string">
            <text:p>Result: 37 to 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3: <text:s text:c="2"/>Student <text:s text:c="2"/>vs <text:s text:c="2"/>MM_Open <text:s text:c="2"/></text:p>
          </table:table-cell>
          <table:table-cell office:value-type="string" calcext:value-type="string">
            <text:p>Result: 24 to 16</text:p>
          </table:table-cell>
          <table:table-cell/>
          <table:table-cell office:value-type="string" calcext:value-type="string">
            <text:p><text:s text:c="2"/>Match 3: <text:s text:c="2"/>Student <text:s text:c="2"/>vs <text:s text:c="2"/>MM_Open <text:s text:c="2"/></text:p>
          </table:table-cell>
          <table:table-cell office:value-type="string" calcext:value-type="string">
            <text:p>Result: 28 to 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4: <text:s text:c="2"/>Student <text:s text:c="2"/>vs MM_Improved </text:p>
          </table:table-cell>
          <table:table-cell office:value-type="string" calcext:value-type="string">
            <text:p>Result: 25 to 15</text:p>
          </table:table-cell>
          <table:table-cell/>
          <table:table-cell office:value-type="string" calcext:value-type="string">
            <text:p><text:s text:c="2"/>Match 4: <text:s text:c="2"/>Student <text:s text:c="2"/>vs MM_Improved </text:p>
          </table:table-cell>
          <table:table-cell office:value-type="string" calcext:value-type="string">
            <text:p>Result: 31 to 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5: <text:s text:c="2"/>Student <text:s text:c="2"/>vs <text:s text:c="2"/>AB_Null <text:s text:c="2"/></text:p>
          </table:table-cell>
          <table:table-cell office:value-type="string" calcext:value-type="string">
            <text:p>Result: 24 to 16</text:p>
          </table:table-cell>
          <table:table-cell/>
          <table:table-cell office:value-type="string" calcext:value-type="string">
            <text:p><text:s text:c="2"/>Match 5: <text:s text:c="2"/>Student <text:s text:c="2"/>vs <text:s text:c="2"/>AB_Null <text:s text:c="2"/></text:p>
          </table:table-cell>
          <table:table-cell office:value-type="string" calcext:value-type="string">
            <text:p>Result: 26 to 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6: <text:s text:c="2"/>Student <text:s text:c="2"/>vs <text:s text:c="2"/>AB_Open <text:s text:c="2"/></text:p>
          </table:table-cell>
          <table:table-cell office:value-type="string" calcext:value-type="string">
            <text:p>Result: 26 to 14</text:p>
          </table:table-cell>
          <table:table-cell/>
          <table:table-cell office:value-type="string" calcext:value-type="string">
            <text:p><text:s text:c="2"/>Match 6: <text:s text:c="2"/>Student <text:s text:c="2"/>vs <text:s text:c="2"/>AB_Open <text:s text:c="2"/></text:p>
          </table:table-cell>
          <table:table-cell office:value-type="string" calcext:value-type="string">
            <text:p>Result: 28 to 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7: <text:s text:c="2"/>Student <text:s text:c="2"/>vs AB_Improved </text:p>
          </table:table-cell>
          <table:table-cell office:value-type="string" calcext:value-type="string">
            <text:p>Result: 22 to 18</text:p>
          </table:table-cell>
          <table:table-cell/>
          <table:table-cell office:value-type="string" calcext:value-type="string">
            <text:p><text:s text:c="2"/>Match 7: <text:s text:c="2"/>Student <text:s text:c="2"/>vs AB_Improved </text:p>
          </table:table-cell>
          <table:table-cell office:value-type="string" calcext:value-type="string">
            <text:p>Result: 21 to 1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esults:</text:p>
          </table:table-cell>
          <table:table-cell table:number-columns-repeated="2"/>
          <table:table-cell office:value-type="string" calcext:value-type="string">
            <text:p>Results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office:value-type="string" calcext:value-type="string">
            <text:p>---------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 <text:s text:c="12"/>67.86%</text:p>
          </table:table-cell>
          <table:table-cell table:number-columns-repeated="2"/>
          <table:table-cell office:value-type="string" calcext:value-type="string">
            <text:p>Student <text:s text:c="12"/>75.36%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float(own_moves <text:s/>- 3 * opp_moves) * (float(len(filled_spaces) +1))</text:p>
          </table:table-cell>
          <table:table-cell table:number-columns-repeated="2"/>
          <table:table-cell office:value-type="string" calcext:value-type="string">
            <text:p>float(own_moves <text:s/>- 3 * opp_moves) / (float(len(filled_spaces) +1)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ing Matches:</text:p>
          </table:table-cell>
          <table:table-cell table:number-columns-repeated="2"/>
          <table:table-cell office:value-type="string" calcext:value-type="string">
            <text:p>Playing Matches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office:value-type="string" calcext:value-type="string">
            <text:p>---------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 text:c="2"/>Match 1: <text:s text:c="2"/>Student <text:s text:c="2"/>vs <text:s text:c="2"/>Random <text:s text:c="3"/></text:p>
          </table:table-cell>
          <table:table-cell office:value-type="string" calcext:value-type="string">
            <text:p>Result: 35 to 5</text:p>
          </table:table-cell>
          <table:table-cell/>
          <table:table-cell office:value-type="string" calcext:value-type="string">
            <text:p><text:s text:c="2"/>Match 1: <text:s text:c="2"/>Student <text:s text:c="2"/>vs <text:s text:c="2"/>Random <text:s text:c="3"/></text:p>
          </table:table-cell>
          <table:table-cell office:value-type="string" calcext:value-type="string">
            <text:p>Result: 40 to 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2: <text:s text:c="2"/>Student <text:s text:c="2"/>vs <text:s text:c="2"/>MM_Null <text:s text:c="2"/></text:p>
          </table:table-cell>
          <table:table-cell office:value-type="string" calcext:value-type="string">
            <text:p>Result: 38 to 2</text:p>
          </table:table-cell>
          <table:table-cell/>
          <table:table-cell office:value-type="string" calcext:value-type="string">
            <text:p><text:s text:c="2"/>Match 2: <text:s text:c="2"/>Student <text:s text:c="2"/>vs <text:s text:c="2"/>MM_Null <text:s text:c="2"/></text:p>
          </table:table-cell>
          <table:table-cell office:value-type="string" calcext:value-type="string">
            <text:p>Result: 38 to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3: <text:s text:c="2"/>Student <text:s text:c="2"/>vs <text:s text:c="2"/>MM_Open <text:s text:c="2"/></text:p>
          </table:table-cell>
          <table:table-cell office:value-type="string" calcext:value-type="string">
            <text:p>Result: 32 to 8</text:p>
          </table:table-cell>
          <table:table-cell/>
          <table:table-cell office:value-type="string" calcext:value-type="string">
            <text:p><text:s text:c="2"/>Match 3: <text:s text:c="2"/>Student <text:s text:c="2"/>vs <text:s text:c="2"/>MM_Open <text:s text:c="2"/></text:p>
          </table:table-cell>
          <table:table-cell office:value-type="string" calcext:value-type="string">
            <text:p>Result: 33 to 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4: <text:s text:c="2"/>Student <text:s text:c="2"/>vs MM_Improved </text:p>
          </table:table-cell>
          <table:table-cell office:value-type="string" calcext:value-type="string">
            <text:p>Result: 26 to 14</text:p>
          </table:table-cell>
          <table:table-cell/>
          <table:table-cell office:value-type="string" calcext:value-type="string">
            <text:p><text:s text:c="2"/>Match 4: <text:s text:c="2"/>Student <text:s text:c="2"/>vs MM_Improved </text:p>
          </table:table-cell>
          <table:table-cell office:value-type="string" calcext:value-type="string">
            <text:p>Result: 26 to 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5: <text:s text:c="2"/>Student <text:s text:c="2"/>vs <text:s text:c="2"/>AB_Null <text:s text:c="2"/></text:p>
          </table:table-cell>
          <table:table-cell office:value-type="string" calcext:value-type="string">
            <text:p>Result: 34 to 6</text:p>
          </table:table-cell>
          <table:table-cell/>
          <table:table-cell office:value-type="string" calcext:value-type="string">
            <text:p><text:s text:c="2"/>Match 5: <text:s text:c="2"/>Student <text:s text:c="2"/>vs <text:s text:c="2"/>AB_Null <text:s text:c="2"/></text:p>
          </table:table-cell>
          <table:table-cell office:value-type="string" calcext:value-type="string">
            <text:p>Result: 36 to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6: <text:s text:c="2"/>Student <text:s text:c="2"/>vs <text:s text:c="2"/>AB_Open <text:s text:c="2"/></text:p>
          </table:table-cell>
          <table:table-cell office:value-type="string" calcext:value-type="string">
            <text:p>Result: 26 to 14</text:p>
          </table:table-cell>
          <table:table-cell/>
          <table:table-cell office:value-type="string" calcext:value-type="string">
            <text:p><text:s text:c="2"/>Match 6: <text:s text:c="2"/>Student <text:s text:c="2"/>vs <text:s text:c="2"/>AB_Open <text:s text:c="2"/></text:p>
          </table:table-cell>
          <table:table-cell office:value-type="string" calcext:value-type="string">
            <text:p>Result: 23 to 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2"/>Match 7: <text:s text:c="2"/>Student <text:s text:c="2"/>vs AB_Improved </text:p>
          </table:table-cell>
          <table:table-cell office:value-type="string" calcext:value-type="string">
            <text:p>Result: 20 to 20</text:p>
          </table:table-cell>
          <table:table-cell/>
          <table:table-cell office:value-type="string" calcext:value-type="string">
            <text:p><text:s text:c="2"/>Match 7: <text:s text:c="2"/>Student <text:s text:c="2"/>vs AB_Improved </text:p>
          </table:table-cell>
          <table:table-cell office:value-type="string" calcext:value-type="string">
            <text:p>Result: 25 to 1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esults:</text:p>
          </table:table-cell>
          <table:table-cell table:number-columns-repeated="2"/>
          <table:table-cell office:value-type="string" calcext:value-type="string">
            <text:p>Results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office:value-type="string" calcext:value-type="string">
            <text:p>---------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 <text:s text:c="12"/>75.36%</text:p>
          </table:table-cell>
          <table:table-cell table:number-columns-repeated="2"/>
          <table:table-cell office:value-type="string" calcext:value-type="string">
            <text:p>Student <text:s text:c="12"/>78.93%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11">
          <table:table-cell table:style-name="Default" table:number-columns-repeated="5"/>
          <table:table-cell table:number-columns-repeated="1019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85.29pt" svg:y="983.88pt">
            <loext:p draw:notify-on-update-of-ranges="Sheet2.K63:Sheet2.K63 Sheet2.L63:Sheet2.O63 Sheet2.K64:Sheet2.K64 Sheet2.L64:Sheet2.O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2"/>
        <table:table-column table:style-name="co7" table:number-columns-repeated="7" table:default-cell-style-name="ce2"/>
        <table:table-column table:style-name="co8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09" table:default-cell-style-name="ce2"/>
        <table:table-row table:style-name="ro2">
          <table:table-cell office:value-type="string" calcext:value-type="string">
            <text:p><text:s/>Match # <text:s text:c="2"/>Opponent</text:p>
          </table:table-cell>
          <table:table-cell office:value-type="string" calcext:value-type="string">
            <text:p><text:s/>AB_Improved</text:p>
          </table:table-cell>
          <table:table-cell/>
          <table:table-cell office:value-type="string" calcext:value-type="string">
            <text:p><text:s/>AB_Custom</text:p>
          </table:table-cell>
          <table:table-cell/>
          <table:table-cell office:value-type="string" calcext:value-type="string">
            <text:p><text:s/>AB_Custom_2</text:p>
          </table:table-cell>
          <table:table-cell/>
          <table:table-cell office:value-type="string" calcext:value-type="string">
            <text:p><text:s/>AB_Custom_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 table:number-columns-repeated="2"/>
          <table:table-cell office:value-type="string" calcext:value-type="string">
            <text:p><text:s/>AB_Custom</text:p>
          </table:table-cell>
          <table:table-cell office:value-type="string" calcext:value-type="string">
            <text:p><text:s/>AB_Custom_2</text:p>
          </table:table-cell>
          <table:table-cell office:value-type="string" calcext:value-type="string">
            <text:p><text:s/>AB_Custom_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<text:s text:c="4"/>1 <text:s text:c="6"/>Random</text:p>
          </table:table-cell>
          <table:table-cell office:value-type="float" office:value="19" calcext:value-type="float">
            <text:p>19</text:p>
          </table:table-cell>
          <table:table-cell table:formula="of:=20-[.B3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20-[.D3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20-[.F3]" office:value-type="float" office:value="3" calcext:value-type="float">
            <text:p>3</text:p>
          </table:table-cell>
          <table:table-cell office:value-type="string" calcext:value-type="string">
            <text:p><text:s text:c="2"/>16 <text:s/>| <text:s text:c="2"/>4</text:p>
          </table:table-cell>
          <table:table-cell table:formula="of:=20-[.H3]" office:value-type="string" office:string-value="" calcext:value-type="error">
            <text:p>#VALUE!</text:p>
          </table:table-cell>
          <table:table-cell table:style-name="ce3" table:formula="of:=AVERAGE([.B11];[.B23];[.B35];[.B47];[.B59])" office:value-type="percentage" office:value="0.764" calcext:value-type="percentage">
            <text:p>76.40%</text:p>
          </table:table-cell>
          <table:table-cell table:style-name="ce3" table:formula="of:=AVERAGE([.D11];[.D23];[.D35];[.D47];[.D59])" office:value-type="percentage" office:value="0.7758" calcext:value-type="percentage">
            <text:p>77.58%</text:p>
          </table:table-cell>
          <table:table-cell table:style-name="ce3" table:formula="of:=AVERAGE([.F11];[.F23];[.F35];[.F47];[.F59])" office:value-type="percentage" office:value="0.7584" calcext:value-type="percentage">
            <text:p>75.84%</text:p>
          </table:table-cell>
          <table:table-cell table:style-name="ce3" table:formula="of:=AVERAGE([.H11];[.H23];[.H35];[.H47];[.H59])" office:value-type="percentage" office:value="0.79408" calcext:value-type="percentage">
            <text:p>79.41%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<text:s text:c="4"/>2 <text:s text:c="6"/>MM_Open</text:p>
          </table:table-cell>
          <table:table-cell office:value-type="float" office:value="14" calcext:value-type="float">
            <text:p>14</text:p>
          </table:table-cell>
          <table:table-cell table:formula="of:=20-[.B4]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20-[.D4]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20-[.F4]" office:value-type="float" office:value="7" calcext:value-type="float">
            <text:p>7</text:p>
          </table:table-cell>
          <table:table-cell office:value-type="string" calcext:value-type="string">
            <text:p><text:s text:c="2"/>17 <text:s/>| <text:s text:c="2"/>3</text:p>
          </table:table-cell>
          <table:table-cell table:formula="of:=20-[.H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3 <text:s text:c="5"/>MM_Center</text:p>
          </table:table-cell>
          <table:table-cell office:value-type="float" office:value="16" calcext:value-type="float">
            <text:p>16</text:p>
          </table:table-cell>
          <table:table-cell table:formula="of:=20-[.B5]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20-[.D5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20-[.F5]" office:value-type="float" office:value="3" calcext:value-type="float">
            <text:p>3</text:p>
          </table:table-cell>
          <table:table-cell office:value-type="string" calcext:value-type="string">
            <text:p><text:s text:c="2"/>20 <text:s/>| <text:s text:c="2"/>0</text:p>
          </table:table-cell>
          <table:table-cell table:formula="of:=20-[.H5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<text:s/>AB_Custom</text:p>
          </table:table-cell>
          <table:table-cell office:value-type="string" calcext:value-type="string">
            <text:p><text:s/>AB_Custom_2</text:p>
          </table:table-cell>
          <table:table-cell office:value-type="string" calcext:value-type="string">
            <text:p><text:s/>AB_Custom_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<text:s text:c="4"/>4 <text:s text:c="4"/>MM_Improved</text:p>
          </table:table-cell>
          <table:table-cell office:value-type="float" office:value="13" calcext:value-type="float">
            <text:p>13</text:p>
          </table:table-cell>
          <table:table-cell table:formula="of:=20-[.B6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20-[.D6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20-[.F6]" office:value-type="float" office:value="11" calcext:value-type="float">
            <text:p>11</text:p>
          </table:table-cell>
          <table:table-cell office:value-type="string" calcext:value-type="string">
            <text:p><text:s text:c="2"/>14 <text:s/>| <text:s text:c="2"/>6</text:p>
          </table:table-cell>
          <table:table-cell table:formula="of:=20-[.H6]" office:value-type="string" office:string-value="" calcext:value-type="error">
            <text:p>#VALUE!</text:p>
          </table:table-cell>
          <table:table-cell office:value-type="string" calcext:value-type="string">
            <text:p>Heuristic used</text:p>
          </table:table-cell>
          <table:table-cell table:style-name="ce3" office:value-type="percentage" office:value="0.7758" calcext:value-type="percentage">
            <text:p>77.58%</text:p>
          </table:table-cell>
          <table:table-cell table:style-name="ce3" office:value-type="percentage" office:value="0.7584" calcext:value-type="percentage">
            <text:p>75.84%</text:p>
          </table:table-cell>
          <table:table-cell table:style-name="ce3" office:value-type="percentage" office:value="0.79408" calcext:value-type="percentage">
            <text:p>79.41%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<text:s text:c="4"/>5 <text:s text:c="6"/>AB_Open</text:p>
          </table:table-cell>
          <table:table-cell office:value-type="float" office:value="13" calcext:value-type="float">
            <text:p>13</text:p>
          </table:table-cell>
          <table:table-cell table:formula="of:=20-[.B7]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20-[.D7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20-[.F7]" office:value-type="float" office:value="5" calcext:value-type="float">
            <text:p>5</text:p>
          </table:table-cell>
          <table:table-cell office:value-type="string" calcext:value-type="string">
            <text:p><text:s text:c="2"/>11 <text:s/>| <text:s text:c="2"/>9</text:p>
          </table:table-cell>
          <table:table-cell table:formula="of:=20-[.H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6 <text:s text:c="5"/>AB_Center</text:p>
          </table:table-cell>
          <table:table-cell office:value-type="float" office:value="17" calcext:value-type="float">
            <text:p>17</text:p>
          </table:table-cell>
          <table:table-cell table:formula="of:=20-[.B8]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20-[.D8]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20-[.F8]" office:value-type="float" office:value="1" calcext:value-type="float">
            <text:p>1</text:p>
          </table:table-cell>
          <table:table-cell office:value-type="string" calcext:value-type="string">
            <text:p><text:s text:c="2"/>20 <text:s/>| <text:s text:c="2"/>0</text:p>
          </table:table-cell>
          <table:table-cell table:formula="of:=20-[.H8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7 <text:s text:c="4"/>AB_Improved</text:p>
          </table:table-cell>
          <table:table-cell office:value-type="float" office:value="9" calcext:value-type="float">
            <text:p>9</text:p>
          </table:table-cell>
          <table:table-cell table:formula="of:=20-[.B9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20-[.D9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20-[.F9]" office:value-type="float" office:value="11" calcext:value-type="float">
            <text:p>11</text:p>
          </table:table-cell>
          <table:table-cell office:value-type="string" calcext:value-type="string">
            <text:p><text:s text:c="2"/>12 <text:s/>| <text:s text:c="2"/>8</text:p>
          </table:table-cell>
          <table:table-cell table:formula="of:=20-[.H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---------------------</text:p>
          </table:table-cell>
          <table:table-cell office:value-type="string" calcext:value-type="string">
            <text:p>--------------</text:p>
          </table:table-cell>
          <table:table-cell/>
          <table:table-cell office:value-type="string" calcext:value-type="string">
            <text:p>------------</text:p>
          </table:table-cell>
          <table:table-cell/>
          <table:table-cell office:value-type="string" calcext:value-type="string">
            <text:p>-------------</text:p>
          </table:table-cell>
          <table:table-cell/>
          <table:table-cell office:value-type="string" calcext:value-type="string">
            <text:p>-----------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11"/>Win Rate:</text:p>
          </table:table-cell>
          <table:table-cell table:style-name="ce3" office:value-type="percentage" office:value="0.721" calcext:value-type="percentage">
            <text:p>72.10%</text:p>
          </table:table-cell>
          <table:table-cell table:style-name="ce3" table:formula="of:=SUM([.B3:.B9])/20/7" office:value-type="percentage" office:value="0.721428571428571" calcext:value-type="percentage">
            <text:p>72.14%</text:p>
          </table:table-cell>
          <table:table-cell table:style-name="ce3" office:value-type="percentage" office:value="0.743" calcext:value-type="percentage">
            <text:p>74.30%</text:p>
          </table:table-cell>
          <table:table-cell table:style-name="ce3" table:formula="of:=SUM([.D3:.D9])/20/7" office:value-type="percentage" office:value="0.742857142857143" calcext:value-type="percentage">
            <text:p>74.29%</text:p>
          </table:table-cell>
          <table:table-cell table:style-name="ce3" office:value-type="percentage" office:value="0.707" calcext:value-type="percentage">
            <text:p>70.70%</text:p>
          </table:table-cell>
          <table:table-cell table:style-name="ce3" table:formula="of:=SUM([.F3:.F9])/20/7" office:value-type="percentage" office:value="0.707142857142857" calcext:value-type="percentage">
            <text:p>70.71%</text:p>
          </table:table-cell>
          <table:table-cell table:style-name="ce3" office:value-type="percentage" office:value="0.786" calcext:value-type="percentage">
            <text:p>78.60%</text:p>
          </table:table-cell>
          <table:table-cell table:style-name="ce3" table:formula="of:=SUM([.H3:.H9])/20/7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tch # <text:s text:c="2"/>Opponent</text:p>
          </table:table-cell>
          <table:table-cell office:value-type="string" calcext:value-type="string">
            <text:p>AB_Improved</text:p>
          </table:table-cell>
          <table:table-cell/>
          <table:table-cell office:value-type="string" calcext:value-type="string">
            <text:p>AB_Custom</text:p>
          </table:table-cell>
          <table:table-cell/>
          <table:table-cell office:value-type="string" calcext:value-type="string">
            <text:p>AB_Custom_2</text:p>
          </table:table-cell>
          <table:table-cell/>
          <table:table-cell office:value-type="string" calcext:value-type="string">
            <text:p>AB_Custom_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4"/>1 <text:s text:c="6"/>Random</text:p>
          </table:table-cell>
          <table:table-cell office:value-type="float" office:value="20" calcext:value-type="float">
            <text:p>20</text:p>
          </table:table-cell>
          <table:table-cell table:formula="of:=20-[.B15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20-[.D15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20-[.F15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20-[.H1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2 <text:s text:c="6"/>MM_Open</text:p>
          </table:table-cell>
          <table:table-cell office:value-type="float" office:value="17" calcext:value-type="float">
            <text:p>17</text:p>
          </table:table-cell>
          <table:table-cell table:formula="of:=20-[.B16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20-[.D16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20-[.F16]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20-[.H16]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3 <text:s text:c="5"/>MM_Center</text:p>
          </table:table-cell>
          <table:table-cell office:value-type="float" office:value="20" calcext:value-type="float">
            <text:p>20</text:p>
          </table:table-cell>
          <table:table-cell table:formula="of:=20-[.B17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20-[.D17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20-[.F17]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20-[.H1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4 <text:s text:c="4"/>MM_Improved</text:p>
          </table:table-cell>
          <table:table-cell office:value-type="float" office:value="16" calcext:value-type="float">
            <text:p>16</text:p>
          </table:table-cell>
          <table:table-cell table:formula="of:=20-[.B18]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20-[.D18]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20-[.F18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20-[.H18]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5 <text:s text:c="6"/>AB_Open</text:p>
          </table:table-cell>
          <table:table-cell office:value-type="float" office:value="12" calcext:value-type="float">
            <text:p>12</text:p>
          </table:table-cell>
          <table:table-cell table:formula="of:=20-[.B19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20-[.D19]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20-[.F19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20-[.H19]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6 <text:s text:c="5"/>AB_Center</text:p>
          </table:table-cell>
          <table:table-cell office:value-type="float" office:value="18" calcext:value-type="float">
            <text:p>18</text:p>
          </table:table-cell>
          <table:table-cell table:formula="of:=20-[.B20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20-[.D20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20-[.F20]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20-[.H20]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7 <text:s text:c="4"/>AB_Improved</text:p>
          </table:table-cell>
          <table:table-cell office:value-type="float" office:value="12" calcext:value-type="float">
            <text:p>12</text:p>
          </table:table-cell>
          <table:table-cell table:formula="of:=20-[.B21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20-[.D21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20-[.F21]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20-[.H21]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---------------------</text:p>
          </table:table-cell>
          <table:table-cell office:value-type="string" calcext:value-type="string">
            <text:p>--------------</text:p>
          </table:table-cell>
          <table:table-cell/>
          <table:table-cell office:value-type="string" calcext:value-type="string">
            <text:p>------------</text:p>
          </table:table-cell>
          <table:table-cell/>
          <table:table-cell office:value-type="string" calcext:value-type="string">
            <text:p>-------------</text:p>
          </table:table-cell>
          <table:table-cell/>
          <table:table-cell office:value-type="string" calcext:value-type="string">
            <text:p>-----------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11"/>Win Rate:</text:p>
          </table:table-cell>
          <table:table-cell table:style-name="ce3" office:value-type="percentage" office:value="0.821" calcext:value-type="percentage">
            <text:p>82.10%</text:p>
          </table:table-cell>
          <table:table-cell table:style-name="ce3" table:formula="of:=SUM([.B15:.B21])/20/7" office:value-type="percentage" office:value="0.821428571428571" calcext:value-type="percentage">
            <text:p>82.14%</text:p>
          </table:table-cell>
          <table:table-cell table:style-name="ce3" office:value-type="percentage" office:value="0.779" calcext:value-type="percentage">
            <text:p>77.90%</text:p>
          </table:table-cell>
          <table:table-cell table:style-name="ce3" table:formula="of:=SUM([.D15:.D21])/20/7" office:value-type="percentage" office:value="0.778571428571429" calcext:value-type="percentage">
            <text:p>77.86%</text:p>
          </table:table-cell>
          <table:table-cell table:style-name="ce3" office:value-type="percentage" office:value="0.779" calcext:value-type="percentage">
            <text:p>77.90%</text:p>
          </table:table-cell>
          <table:table-cell table:style-name="ce3" table:formula="of:=SUM([.F15:.F21])/20/7" office:value-type="percentage" office:value="0.778571428571429" calcext:value-type="percentage">
            <text:p>77.86%</text:p>
          </table:table-cell>
          <table:table-cell table:style-name="ce3" office:value-type="percentage" office:value="0.821" calcext:value-type="percentage">
            <text:p>82.10%</text:p>
          </table:table-cell>
          <table:table-cell table:style-name="ce3" table:formula="of:=SUM([.H15:.H21])/20/7" office:value-type="percentage" office:value="0.821428571428571" calcext:value-type="percentage">
            <text:p>82.14%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/>Match # <text:s text:c="2"/>Opponent</text:p>
          </table:table-cell>
          <table:table-cell office:value-type="string" calcext:value-type="string">
            <text:p><text:s/>AB_Improved</text:p>
          </table:table-cell>
          <table:table-cell/>
          <table:table-cell office:value-type="string" calcext:value-type="string">
            <text:p><text:s/>AB_Custom</text:p>
          </table:table-cell>
          <table:table-cell/>
          <table:table-cell office:value-type="string" calcext:value-type="string">
            <text:p><text:s/>AB_Custom_2</text:p>
          </table:table-cell>
          <table:table-cell/>
          <table:table-cell office:value-type="string" calcext:value-type="string">
            <text:p><text:s/>AB_Custom_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4"/>1 <text:s text:c="6"/>Random</text:p>
          </table:table-cell>
          <table:table-cell office:value-type="float" office:value="18" calcext:value-type="float">
            <text:p>18</text:p>
          </table:table-cell>
          <table:table-cell table:formula="of:=20-[.B27]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20-[.D27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20-[.F27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20-[.H27]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2 <text:s text:c="6"/>MM_Open</text:p>
          </table:table-cell>
          <table:table-cell office:value-type="float" office:value="13" calcext:value-type="float">
            <text:p>13</text:p>
          </table:table-cell>
          <table:table-cell table:formula="of:=20-[.B28]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20-[.D28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20-[.F28]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20-[.H28]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3 <text:s text:c="5"/>MM_Center</text:p>
          </table:table-cell>
          <table:table-cell office:value-type="float" office:value="19" calcext:value-type="float">
            <text:p>19</text:p>
          </table:table-cell>
          <table:table-cell table:formula="of:=20-[.B29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20-[.D29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20-[.F29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20-[.H29]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4 <text:s text:c="4"/>MM_Improved</text:p>
          </table:table-cell>
          <table:table-cell office:value-type="float" office:value="14" calcext:value-type="float">
            <text:p>14</text:p>
          </table:table-cell>
          <table:table-cell table:formula="of:=20-[.B30]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20-[.D30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20-[.F30]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20-[.H30]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5 <text:s text:c="6"/>AB_Open</text:p>
          </table:table-cell>
          <table:table-cell office:value-type="float" office:value="10" calcext:value-type="float">
            <text:p>10</text:p>
          </table:table-cell>
          <table:table-cell table:formula="of:=20-[.B3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20-[.D31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20-[.F31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20-[.H31]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6 <text:s text:c="5"/>AB_Center</text:p>
          </table:table-cell>
          <table:table-cell office:value-type="float" office:value="16" calcext:value-type="float">
            <text:p>16</text:p>
          </table:table-cell>
          <table:table-cell table:formula="of:=20-[.B32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20-[.D3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20-[.F32]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20-[.H32]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7 <text:s text:c="4"/>AB_Improved</text:p>
          </table:table-cell>
          <table:table-cell office:value-type="float" office:value="9" calcext:value-type="float">
            <text:p>9</text:p>
          </table:table-cell>
          <table:table-cell table:formula="of:=20-[.B33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20-[.D33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20-[.F3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20-[.H33]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---------------------</text:p>
          </table:table-cell>
          <table:table-cell office:value-type="string" calcext:value-type="string">
            <text:p>--------------</text:p>
          </table:table-cell>
          <table:table-cell/>
          <table:table-cell office:value-type="string" calcext:value-type="string">
            <text:p>------------</text:p>
          </table:table-cell>
          <table:table-cell/>
          <table:table-cell office:value-type="string" calcext:value-type="string">
            <text:p>-------------</text:p>
          </table:table-cell>
          <table:table-cell/>
          <table:table-cell office:value-type="string" calcext:value-type="string">
            <text:p>-----------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11"/>Win Rate:</text:p>
          </table:table-cell>
          <table:table-cell table:style-name="ce3" office:value-type="percentage" office:value="0.707" calcext:value-type="percentage">
            <text:p>70.70%</text:p>
          </table:table-cell>
          <table:table-cell table:style-name="ce3" table:formula="of:=SUM([.B27:.B33])/20/7" office:value-type="percentage" office:value="0.707142857142857" calcext:value-type="percentage">
            <text:p>70.71%</text:p>
          </table:table-cell>
          <table:table-cell table:style-name="ce3" office:value-type="percentage" office:value="0.779" calcext:value-type="percentage">
            <text:p>77.90%</text:p>
          </table:table-cell>
          <table:table-cell table:style-name="ce3" table:formula="of:=SUM([.D27:.D33])/20/7" office:value-type="percentage" office:value="0.778571428571429" calcext:value-type="percentage">
            <text:p>77.86%</text:p>
          </table:table-cell>
          <table:table-cell table:style-name="ce3" office:value-type="percentage" office:value="0.721" calcext:value-type="percentage">
            <text:p>72.10%</text:p>
          </table:table-cell>
          <table:table-cell table:style-name="ce3" table:formula="of:=SUM([.F27:.F33])/20/7" office:value-type="percentage" office:value="0.721428571428571" calcext:value-type="percentage">
            <text:p>72.14%</text:p>
          </table:table-cell>
          <table:table-cell table:style-name="ce3" office:value-type="percentage" office:value="0.7714" calcext:value-type="percentage">
            <text:p>77.14%</text:p>
          </table:table-cell>
          <table:table-cell table:style-name="ce3" table:formula="of:=SUM([.H27:.H33])/20/7" office:value-type="percentage" office:value="0.771428571428571" calcext:value-type="percentage">
            <text:p>77.14%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tch # <text:s text:c="2"/>Opponent</text:p>
          </table:table-cell>
          <table:table-cell office:value-type="string" calcext:value-type="string">
            <text:p>AB_Improved</text:p>
          </table:table-cell>
          <table:table-cell/>
          <table:table-cell office:value-type="string" calcext:value-type="string">
            <text:p>AB_Custom</text:p>
          </table:table-cell>
          <table:table-cell/>
          <table:table-cell office:value-type="string" calcext:value-type="string">
            <text:p>AB_Custom_2</text:p>
          </table:table-cell>
          <table:table-cell/>
          <table:table-cell office:value-type="string" calcext:value-type="string">
            <text:p>AB_Custom_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4"/>1 <text:s text:c="6"/>Random</text:p>
          </table:table-cell>
          <table:table-cell office:value-type="float" office:value="18" calcext:value-type="float">
            <text:p>18</text:p>
          </table:table-cell>
          <table:table-cell table:formula="of:=20-[.B39]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20-[.D39]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formula="of:=20-[.F39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20-[.H39]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2 <text:s text:c="6"/>MM_Open</text:p>
          </table:table-cell>
          <table:table-cell office:value-type="float" office:value="17" calcext:value-type="float">
            <text:p>17</text:p>
          </table:table-cell>
          <table:table-cell table:formula="of:=20-[.B40]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20-[.D40]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20-[.F40]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20-[.H40]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3 <text:s text:c="5"/>MM_Center</text:p>
          </table:table-cell>
          <table:table-cell office:value-type="float" office:value="20" calcext:value-type="float">
            <text:p>20</text:p>
          </table:table-cell>
          <table:table-cell table:formula="of:=20-[.B41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20-[.D41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20-[.F41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20-[.H41]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4 <text:s text:c="4"/>MM_Improved</text:p>
          </table:table-cell>
          <table:table-cell office:value-type="float" office:value="16" calcext:value-type="float">
            <text:p>16</text:p>
          </table:table-cell>
          <table:table-cell table:formula="of:=20-[.B42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20-[.D42]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20-[.F42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20-[.H4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5 <text:s text:c="6"/>AB_Open</text:p>
          </table:table-cell>
          <table:table-cell office:value-type="float" office:value="15" calcext:value-type="float">
            <text:p>15</text:p>
          </table:table-cell>
          <table:table-cell table:formula="of:=20-[.B43]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20-[.D43]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20-[.F43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20-[.H43]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6 <text:s text:c="5"/>AB_Center</text:p>
          </table:table-cell>
          <table:table-cell office:value-type="float" office:value="17" calcext:value-type="float">
            <text:p>17</text:p>
          </table:table-cell>
          <table:table-cell table:formula="of:=20-[.B44]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20-[.D44]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20-[.F44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20-[.H44]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7 <text:s text:c="4"/>AB_Improved</text:p>
          </table:table-cell>
          <table:table-cell office:value-type="float" office:value="10" calcext:value-type="float">
            <text:p>10</text:p>
          </table:table-cell>
          <table:table-cell table:formula="of:=20-[.B45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20-[.D45]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20-[.F45]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20-[.H45]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---------------------</text:p>
          </table:table-cell>
          <table:table-cell office:value-type="string" calcext:value-type="string">
            <text:p>--------------</text:p>
          </table:table-cell>
          <table:table-cell/>
          <table:table-cell office:value-type="string" calcext:value-type="string">
            <text:p>------------</text:p>
          </table:table-cell>
          <table:table-cell/>
          <table:table-cell office:value-type="string" calcext:value-type="string">
            <text:p>-------------</text:p>
          </table:table-cell>
          <table:table-cell/>
          <table:table-cell office:value-type="string" calcext:value-type="string">
            <text:p>-----------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11"/>Win Rate:</text:p>
          </table:table-cell>
          <table:table-cell table:style-name="ce3" office:value-type="percentage" office:value="0.807" calcext:value-type="percentage">
            <text:p>80.70%</text:p>
          </table:table-cell>
          <table:table-cell table:style-name="ce3" table:formula="of:=SUM([.B39:.B45])/20/7" office:value-type="percentage" office:value="0.807142857142857" calcext:value-type="percentage">
            <text:p>80.71%</text:p>
          </table:table-cell>
          <table:table-cell table:style-name="ce3" office:value-type="percentage" office:value="0.721" calcext:value-type="percentage">
            <text:p>72.10%</text:p>
          </table:table-cell>
          <table:table-cell table:style-name="ce3" table:formula="of:=SUM([.D39:.D45])/20/7" office:value-type="percentage" office:value="0.721428571428571" calcext:value-type="percentage">
            <text:p>72.14%</text:p>
          </table:table-cell>
          <table:table-cell table:style-name="ce3" office:value-type="percentage" office:value="0.814" calcext:value-type="percentage">
            <text:p>81.40%</text:p>
          </table:table-cell>
          <table:table-cell table:style-name="ce3" table:formula="of:=SUM([.F39:.F45])/20/7" office:value-type="percentage" office:value="0.814285714285714" calcext:value-type="percentage">
            <text:p>81.43%</text:p>
          </table:table-cell>
          <table:table-cell table:style-name="ce3" office:value-type="percentage" office:value="0.821" calcext:value-type="percentage">
            <text:p>82.10%</text:p>
          </table:table-cell>
          <table:table-cell table:style-name="ce3" table:formula="of:=SUM([.H39:.H45])/20/7" office:value-type="percentage" office:value="0.821428571428571" calcext:value-type="percentage">
            <text:p>82.14%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tch # <text:s text:c="2"/>Opponent</text:p>
          </table:table-cell>
          <table:table-cell office:value-type="string" calcext:value-type="string">
            <text:p>AB_Improved</text:p>
          </table:table-cell>
          <table:table-cell/>
          <table:table-cell office:value-type="string" calcext:value-type="string">
            <text:p>AB_Custom</text:p>
          </table:table-cell>
          <table:table-cell/>
          <table:table-cell office:value-type="string" calcext:value-type="string">
            <text:p>AB_Custom_2</text:p>
          </table:table-cell>
          <table:table-cell/>
          <table:table-cell office:value-type="string" calcext:value-type="string">
            <text:p>AB_Custom_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4"/>1 <text:s text:c="6"/>Random</text:p>
          </table:table-cell>
          <table:table-cell office:value-type="float" office:value="18" calcext:value-type="float">
            <text:p>18</text:p>
          </table:table-cell>
          <table:table-cell table:formula="of:=20-[.B51]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20-[.D5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20-[.F51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20-[.H51]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2 <text:s text:c="6"/>MM_Open</text:p>
          </table:table-cell>
          <table:table-cell office:value-type="float" office:value="16" calcext:value-type="float">
            <text:p>16</text:p>
          </table:table-cell>
          <table:table-cell table:formula="of:=20-[.B52]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20-[.D52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20-[.F52]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20-[.H52]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3 <text:s text:c="5"/>MM_Center</text:p>
          </table:table-cell>
          <table:table-cell office:value-type="float" office:value="20" calcext:value-type="float">
            <text:p>20</text:p>
          </table:table-cell>
          <table:table-cell table:formula="of:=20-[.B5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20-[.D5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20-[.F5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20-[.H5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4 <text:s text:c="4"/>MM_Improved</text:p>
          </table:table-cell>
          <table:table-cell office:value-type="float" office:value="16" calcext:value-type="float">
            <text:p>16</text:p>
          </table:table-cell>
          <table:table-cell table:formula="of:=20-[.B54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20-[.D54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20-[.F54]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20-[.H54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5 <text:s text:c="6"/>AB_Open</text:p>
          </table:table-cell>
          <table:table-cell office:value-type="float" office:value="8" calcext:value-type="float">
            <text:p>8</text:p>
          </table:table-cell>
          <table:table-cell table:formula="of:=20-[.B55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20-[.D55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20-[.F55]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20-[.H55]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6 <text:s text:c="5"/>AB_Center</text:p>
          </table:table-cell>
          <table:table-cell office:value-type="float" office:value="16" calcext:value-type="float">
            <text:p>16</text:p>
          </table:table-cell>
          <table:table-cell table:formula="of:=20-[.B56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20-[.D56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20-[.F56]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20-[.H56]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7 <text:s text:c="4"/>AB_Improved</text:p>
          </table:table-cell>
          <table:table-cell office:value-type="float" office:value="13" calcext:value-type="float">
            <text:p>13</text:p>
          </table:table-cell>
          <table:table-cell table:formula="of:=20-[.B57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20-[.D57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20-[.F57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20-[.H57]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---------------------</text:p>
          </table:table-cell>
          <table:table-cell office:value-type="string" calcext:value-type="string">
            <text:p>--------------</text:p>
          </table:table-cell>
          <table:table-cell/>
          <table:table-cell office:value-type="string" calcext:value-type="string">
            <text:p>------------</text:p>
          </table:table-cell>
          <table:table-cell/>
          <table:table-cell office:value-type="string" calcext:value-type="string">
            <text:p>-------------</text:p>
          </table:table-cell>
          <table:table-cell/>
          <table:table-cell office:value-type="string" calcext:value-type="string">
            <text:p>-----------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11"/>Win Rate:</text:p>
          </table:table-cell>
          <table:table-cell table:style-name="ce3" office:value-type="percentage" office:value="0.764" calcext:value-type="percentage">
            <text:p>76.40%</text:p>
          </table:table-cell>
          <table:table-cell table:style-name="ce3" table:formula="of:=SUM([.B51:.B57])/20/7" office:value-type="percentage" office:value="0.764285714285714" calcext:value-type="percentage">
            <text:p>76.43%</text:p>
          </table:table-cell>
          <table:table-cell table:style-name="ce3" office:value-type="percentage" office:value="0.857" calcext:value-type="percentage">
            <text:p>85.70%</text:p>
          </table:table-cell>
          <table:table-cell table:style-name="ce3" table:formula="of:=SUM([.D51:.D57])/20/7" office:value-type="percentage" office:value="0.857142857142857" calcext:value-type="percentage">
            <text:p>85.71%</text:p>
          </table:table-cell>
          <table:table-cell table:style-name="ce3" office:value-type="percentage" office:value="0.771" calcext:value-type="percentage">
            <text:p>77.10%</text:p>
          </table:table-cell>
          <table:table-cell table:style-name="ce3" table:formula="of:=SUM([.F51:.F57])/20/7" office:value-type="percentage" office:value="0.771428571428571" calcext:value-type="percentage">
            <text:p>77.14%</text:p>
          </table:table-cell>
          <table:table-cell table:style-name="ce3" office:value-type="percentage" office:value="0.771" calcext:value-type="percentage">
            <text:p>77.10%</text:p>
          </table:table-cell>
          <table:table-cell table:style-name="ce3" table:formula="of:=SUM([.H51:.H57])/20/7" office:value-type="percentage" office:value="0.778571428571429" calcext:value-type="percentage">
            <text:p>77.86%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verages</text:p>
          </table:table-cell>
          <table:table-cell table:number-columns-repeated="9"/>
          <table:table-cell office:value-type="string" calcext:value-type="string">
            <text:p>Heuristic</text:p>
          </table:table-cell>
          <table:table-cell office:value-type="string" calcext:value-type="string">
            <text:p>AB_Improved</text:p>
          </table:table-cell>
          <table:table-cell office:value-type="string" calcext:value-type="string">
            <text:p>Heuristic 1</text:p>
          </table:table-cell>
          <table:table-cell office:value-type="string" calcext:value-type="string">
            <text:p>Heuristic 2</text:p>
          </table:table-cell>
          <table:table-cell office:value-type="string" calcext:value-type="string">
            <text:p>Heuristic 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ch # <text:s text:c="2"/>Opponent</text:p>
          </table:table-cell>
          <table:table-cell office:value-type="string" calcext:value-type="string">
            <text:p>AB_Improved</text:p>
          </table:table-cell>
          <table:table-cell/>
          <table:table-cell office:value-type="string" calcext:value-type="string">
            <text:p>Heuristic 1</text:p>
          </table:table-cell>
          <table:table-cell/>
          <table:table-cell office:value-type="string" calcext:value-type="string">
            <text:p>Heuristic 2</text:p>
          </table:table-cell>
          <table:table-cell/>
          <table:table-cell office:value-type="string" calcext:value-type="string">
            <text:p>Heuristic 3</text:p>
          </table:table-cell>
          <table:table-cell table:number-columns-repeated="2"/>
          <table:table-cell office:value-type="string" calcext:value-type="string">
            <text:p>Win-rate</text:p>
          </table:table-cell>
          <table:table-cell table:style-name="ce3" office:value-type="percentage" office:value="0.764285714285714" calcext:value-type="percentage">
            <text:p>76.43%</text:p>
          </table:table-cell>
          <table:table-cell table:style-name="ce3" office:value-type="percentage" office:value="0.775714285714286" calcext:value-type="percentage">
            <text:p>77.57%</text:p>
          </table:table-cell>
          <table:table-cell table:style-name="ce3" office:value-type="percentage" office:value="0.758571428571429" calcext:value-type="percentage">
            <text:p>75.86%</text:p>
          </table:table-cell>
          <table:table-cell table:style-name="ce3" office:value-type="percentage" office:value="0.798214285714286" calcext:value-type="percentage">
            <text:p>79.82%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/>
          <table:table-cell office:value-type="string" calcext:value-type="string">
            <text:p><text:s text:c="2"/>Won | Lost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office:value-type="string" calcext:value-type="string">
            <text:p><text:s text:c="4"/>1 <text:s text:c="6"/>Random</text:p>
          </table:table-cell>
          <table:table-cell table:formula="of:=AVERAGE([.B51];[.B39];[.B27];[.B15];[.B3])" office:value-type="float" office:value="18.6" calcext:value-type="float">
            <text:p>18.6</text:p>
          </table:table-cell>
          <table:table-cell table:formula="of:=20-[.B66]" office:value-type="float" office:value="1.4" calcext:value-type="float">
            <text:p>1.4</text:p>
          </table:table-cell>
          <table:table-cell table:formula="of:=AVERAGE([.D51];[.D39];[.D27];[.D15];[.D3])" office:value-type="float" office:value="19.8" calcext:value-type="float">
            <text:p>19.8</text:p>
          </table:table-cell>
          <table:table-cell table:formula="of:=20-[.D66]" office:value-type="float" office:value="0.199999999999999" calcext:value-type="float">
            <text:p>0.2</text:p>
          </table:table-cell>
          <table:table-cell table:formula="of:=AVERAGE([.F51];[.F39];[.F27];[.F15];[.F3])" office:value-type="float" office:value="19" calcext:value-type="float">
            <text:p>19</text:p>
          </table:table-cell>
          <table:table-cell table:formula="of:=20-[.F66]" office:value-type="float" office:value="1" calcext:value-type="float">
            <text:p>1</text:p>
          </table:table-cell>
          <table:table-cell table:formula="of:=AVERAGE([.H51];[.H39];[.H27];[.H15];[.H3])" office:value-type="float" office:value="19.25" calcext:value-type="float">
            <text:p>19.25</text:p>
          </table:table-cell>
          <table:table-cell table:formula="of:=20-[.H66]" office:value-type="float" office:value="0.75" calcext:value-type="float">
            <text:p>0.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2 <text:s text:c="6"/>MM_Open</text:p>
          </table:table-cell>
          <table:table-cell table:formula="of:=AVERAGE([.B52];[.B40];[.B28];[.B16];[.B4])" office:value-type="float" office:value="15.4" calcext:value-type="float">
            <text:p>15.4</text:p>
          </table:table-cell>
          <table:table-cell table:formula="of:=20-[.B67]" office:value-type="float" office:value="4.6" calcext:value-type="float">
            <text:p>4.6</text:p>
          </table:table-cell>
          <table:table-cell table:formula="of:=AVERAGE([.D52];[.D40];[.D28];[.D16];[.D4])" office:value-type="float" office:value="16.8" calcext:value-type="float">
            <text:p>16.8</text:p>
          </table:table-cell>
          <table:table-cell table:formula="of:=20-[.D67]" office:value-type="float" office:value="3.2" calcext:value-type="float">
            <text:p>3.2</text:p>
          </table:table-cell>
          <table:table-cell table:formula="of:=AVERAGE([.F52];[.F40];[.F28];[.F16];[.F4])" office:value-type="float" office:value="15.4" calcext:value-type="float">
            <text:p>15.4</text:p>
          </table:table-cell>
          <table:table-cell table:formula="of:=20-[.F67]" office:value-type="float" office:value="4.6" calcext:value-type="float">
            <text:p>4.6</text:p>
          </table:table-cell>
          <table:table-cell table:formula="of:=AVERAGE([.H52];[.H40];[.H28];[.H16];[.H4])" office:value-type="float" office:value="16.75" calcext:value-type="float">
            <text:p>16.75</text:p>
          </table:table-cell>
          <table:table-cell table:formula="of:=20-[.H67]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3 <text:s text:c="5"/>MM_Center</text:p>
          </table:table-cell>
          <table:table-cell table:formula="of:=AVERAGE([.B53];[.B41];[.B29];[.B17];[.B5])" office:value-type="float" office:value="19" calcext:value-type="float">
            <text:p>19</text:p>
          </table:table-cell>
          <table:table-cell table:formula="of:=20-[.B68]" office:value-type="float" office:value="1" calcext:value-type="float">
            <text:p>1</text:p>
          </table:table-cell>
          <table:table-cell table:formula="of:=AVERAGE([.D53];[.D41];[.D29];[.D17];[.D5])" office:value-type="float" office:value="19.2" calcext:value-type="float">
            <text:p>19.2</text:p>
          </table:table-cell>
          <table:table-cell table:formula="of:=20-[.D68]" office:value-type="float" office:value="0.800000000000001" calcext:value-type="float">
            <text:p>0.8</text:p>
          </table:table-cell>
          <table:table-cell table:formula="of:=AVERAGE([.F53];[.F41];[.F29];[.F17];[.F5])" office:value-type="float" office:value="18.8" calcext:value-type="float">
            <text:p>18.8</text:p>
          </table:table-cell>
          <table:table-cell table:formula="of:=20-[.F68]" office:value-type="float" office:value="1.2" calcext:value-type="float">
            <text:p>1.2</text:p>
          </table:table-cell>
          <table:table-cell table:formula="of:=AVERAGE([.H53];[.H41];[.H29];[.H17];[.H5])" office:value-type="float" office:value="19.25" calcext:value-type="float">
            <text:p>19.25</text:p>
          </table:table-cell>
          <table:table-cell table:formula="of:=20-[.H68]" office:value-type="float" office:value="0.75" calcext:value-type="float">
            <text:p>0.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4 <text:s text:c="4"/>MM_Improved</text:p>
          </table:table-cell>
          <table:table-cell table:formula="of:=AVERAGE([.B54];[.B42];[.B30];[.B18];[.B6])" office:value-type="float" office:value="15" calcext:value-type="float">
            <text:p>15</text:p>
          </table:table-cell>
          <table:table-cell table:formula="of:=20-[.B69]" office:value-type="float" office:value="5" calcext:value-type="float">
            <text:p>5</text:p>
          </table:table-cell>
          <table:table-cell table:formula="of:=AVERAGE([.D54];[.D42];[.D30];[.D18];[.D6])" office:value-type="float" office:value="14.2" calcext:value-type="float">
            <text:p>14.2</text:p>
          </table:table-cell>
          <table:table-cell table:formula="of:=20-[.D69]" office:value-type="float" office:value="5.8" calcext:value-type="float">
            <text:p>5.8</text:p>
          </table:table-cell>
          <table:table-cell table:formula="of:=AVERAGE([.F54];[.F42];[.F30];[.F18];[.F6])" office:value-type="float" office:value="13.2" calcext:value-type="float">
            <text:p>13.2</text:p>
          </table:table-cell>
          <table:table-cell table:formula="of:=20-[.F69]" office:value-type="float" office:value="6.8" calcext:value-type="float">
            <text:p>6.8</text:p>
          </table:table-cell>
          <table:table-cell table:formula="of:=AVERAGE([.H54];[.H42];[.H30];[.H18];[.H6])" office:value-type="float" office:value="16.25" calcext:value-type="float">
            <text:p>16.25</text:p>
          </table:table-cell>
          <table:table-cell table:formula="of:=20-[.H69]" office:value-type="float" office:value="3.75" calcext:value-type="float">
            <text:p>3.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5 <text:s text:c="6"/>AB_Open</text:p>
          </table:table-cell>
          <table:table-cell table:formula="of:=AVERAGE([.B55];[.B43];[.B31];[.B19];[.B7])" office:value-type="float" office:value="11.6" calcext:value-type="float">
            <text:p>11.6</text:p>
          </table:table-cell>
          <table:table-cell table:formula="of:=20-[.B70]" office:value-type="float" office:value="8.4" calcext:value-type="float">
            <text:p>8.4</text:p>
          </table:table-cell>
          <table:table-cell table:formula="of:=AVERAGE([.D55];[.D43];[.D31];[.D19];[.D7])" office:value-type="float" office:value="11.4" calcext:value-type="float">
            <text:p>11.4</text:p>
          </table:table-cell>
          <table:table-cell table:formula="of:=20-[.D70]" office:value-type="float" office:value="8.6" calcext:value-type="float">
            <text:p>8.6</text:p>
          </table:table-cell>
          <table:table-cell table:formula="of:=AVERAGE([.F55];[.F43];[.F31];[.F19];[.F7])" office:value-type="float" office:value="13" calcext:value-type="float">
            <text:p>13</text:p>
          </table:table-cell>
          <table:table-cell table:formula="of:=20-[.F70]" office:value-type="float" office:value="7" calcext:value-type="float">
            <text:p>7</text:p>
          </table:table-cell>
          <table:table-cell table:formula="of:=AVERAGE([.H55];[.H43];[.H31];[.H19];[.H7])" office:value-type="float" office:value="11.25" calcext:value-type="float">
            <text:p>11.25</text:p>
          </table:table-cell>
          <table:table-cell table:formula="of:=20-[.H70]" office:value-type="float" office:value="8.75" calcext:value-type="float">
            <text:p>8.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6 <text:s text:c="5"/>AB_Center</text:p>
          </table:table-cell>
          <table:table-cell table:formula="of:=AVERAGE([.B56];[.B44];[.B32];[.B20];[.B8])" office:value-type="float" office:value="16.8" calcext:value-type="float">
            <text:p>16.8</text:p>
          </table:table-cell>
          <table:table-cell table:formula="of:=20-[.B71]" office:value-type="float" office:value="3.2" calcext:value-type="float">
            <text:p>3.2</text:p>
          </table:table-cell>
          <table:table-cell table:formula="of:=AVERAGE([.D56];[.D44];[.D32];[.D20];[.D8])" office:value-type="float" office:value="17.2" calcext:value-type="float">
            <text:p>17.2</text:p>
          </table:table-cell>
          <table:table-cell table:formula="of:=20-[.D71]" office:value-type="float" office:value="2.8" calcext:value-type="float">
            <text:p>2.8</text:p>
          </table:table-cell>
          <table:table-cell table:formula="of:=AVERAGE([.F56];[.F44];[.F32];[.F20];[.F8])" office:value-type="float" office:value="17.6" calcext:value-type="float">
            <text:p>17.6</text:p>
          </table:table-cell>
          <table:table-cell table:formula="of:=20-[.F71]" office:value-type="float" office:value="2.4" calcext:value-type="float">
            <text:p>2.4</text:p>
          </table:table-cell>
          <table:table-cell table:formula="of:=AVERAGE([.H56];[.H44];[.H32];[.H20];[.H8])" office:value-type="float" office:value="17.5" calcext:value-type="float">
            <text:p>17.5</text:p>
          </table:table-cell>
          <table:table-cell table:formula="of:=20-[.H71]" office:value-type="float" office:value="2.5" calcext:value-type="float">
            <text:p>2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4"/>7 <text:s text:c="4"/>AB_Improved</text:p>
          </table:table-cell>
          <table:table-cell table:formula="of:=AVERAGE([.B57];[.B45];[.B33];[.B21];[.B9])" office:value-type="float" office:value="10.6" calcext:value-type="float">
            <text:p>10.6</text:p>
          </table:table-cell>
          <table:table-cell table:formula="of:=20-[.B72]" office:value-type="float" office:value="9.4" calcext:value-type="float">
            <text:p>9.4</text:p>
          </table:table-cell>
          <table:table-cell table:formula="of:=AVERAGE([.D57];[.D45];[.D33];[.D21];[.D9])" office:value-type="float" office:value="10" calcext:value-type="float">
            <text:p>10</text:p>
          </table:table-cell>
          <table:table-cell table:formula="of:=20-[.D72]" office:value-type="float" office:value="10" calcext:value-type="float">
            <text:p>10</text:p>
          </table:table-cell>
          <table:table-cell table:formula="of:=AVERAGE([.F57];[.F45];[.F33];[.F21];[.F9])" office:value-type="float" office:value="9.2" calcext:value-type="float">
            <text:p>9.2</text:p>
          </table:table-cell>
          <table:table-cell table:formula="of:=20-[.F72]" office:value-type="float" office:value="10.8" calcext:value-type="float">
            <text:p>10.8</text:p>
          </table:table-cell>
          <table:table-cell table:formula="of:=AVERAGE([.H57];[.H45];[.H33];[.H21];[.H9])" office:value-type="float" office:value="11.5" calcext:value-type="float">
            <text:p>11.5</text:p>
          </table:table-cell>
          <table:table-cell table:formula="of:=20-[.H72]" office:value-type="float" office:value="8.5" calcext:value-type="float">
            <text:p>8.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---------------------</text:p>
          </table:table-cell>
          <table:table-cell office:value-type="string" calcext:value-type="string">
            <text:p>--------------</text:p>
          </table:table-cell>
          <table:table-cell/>
          <table:table-cell office:value-type="string" calcext:value-type="string">
            <text:p>------------</text:p>
          </table:table-cell>
          <table:table-cell/>
          <table:table-cell office:value-type="string" calcext:value-type="string">
            <text:p>-------------</text:p>
          </table:table-cell>
          <table:table-cell/>
          <table:table-cell office:value-type="string" calcext:value-type="string">
            <text:p>-----------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 text:c="11"/>Win Rate:</text:p>
          </table:table-cell>
          <table:table-cell table:style-name="ce3"/>
          <table:table-cell table:style-name="ce3" table:formula="of:=SUM([.B66:.B72])/20/7" office:value-type="percentage" office:value="0.764285714285714" calcext:value-type="percentage">
            <text:p>76.43%</text:p>
          </table:table-cell>
          <table:table-cell table:style-name="ce3"/>
          <table:table-cell table:style-name="ce3" table:formula="of:=SUM([.D66:.D72])/20/7" office:value-type="percentage" office:value="0.775714285714286" calcext:value-type="percentage">
            <text:p>77.57%</text:p>
          </table:table-cell>
          <table:table-cell table:style-name="ce3"/>
          <table:table-cell table:style-name="ce3" table:formula="of:=SUM([.F66:.F72])/20/7" office:value-type="percentage" office:value="0.758571428571429" calcext:value-type="percentage">
            <text:p>75.86%</text:p>
          </table:table-cell>
          <table:table-cell table:style-name="ce3"/>
          <table:table-cell table:style-name="ce3" table:formula="of:=SUM([.H66:.H72])/20/7" office:value-type="percentage" office:value="0.798214285714286" calcext:value-type="percentage">
            <text:p>79.82%</text:p>
          </table:table-cell>
          <table:table-cell table:number-columns-repeated="1015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6"/>
          <table:table-cell table:style-name="ce5"/>
          <table:table-cell table:number-columns-repeated="1017"/>
        </table:table-row>
        <table:table-row table:style-name="ro2">
          <table:table-cell table:number-columns-repeated="6"/>
          <table:table-cell table:style-name="ce6"/>
          <table:table-cell table:number-columns-repeated="1017"/>
        </table:table-row>
        <table:table-row table:style-name="ro2">
          <table:table-cell table:number-columns-repeated="6"/>
          <table:table-cell table:style-name="ce7"/>
          <table:table-cell table:number-columns-repeated="1017"/>
        </table:table-row>
        <table:table-row table:style-name="ro2">
          <table:table-cell table:number-columns-repeated="6"/>
          <table:table-cell table:style-name="ce8"/>
          <table:table-cell table:number-columns-repeated="1017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5:12:35.581802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8:51:45.497817095</meta:creation-date>
    <dc:date>2017-06-12T18:53:15.964060961</dc:date>
    <meta:editing-duration>PT3H35M27S</meta:editing-duration>
    <meta:editing-cycles>2</meta:editing-cycles>
    <meta:generator>LibreOffice/5.1.6.2$Linux_X86_64 LibreOffice_project/10m0$Build-2</meta:generator>
    <meta:document-statistic meta:table-count="2" meta:cell-count="6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Tournament averages</text:p>
        </chart:title>
        <chart:legend chart:legend-position="end" svg:x="13.975cm" svg:y="4.201cm" style:legend-expansion="high" chart:style-name="ch3"/>
        <chart:plot-area chart:style-name="ch4" table:cell-range-address="Sheet2.K63:Sheet2.O64" chart:data-source-has-labels="both" svg:x="0.32cm" svg:y="1.275cm" svg:width="13.335cm" svg:height="7.545cm">
          <chartooo:coordinate-region svg:x="1.735cm" svg:y="1.474cm" svg:width="11.92cm" svg:height="6.7cm"/>
          <chart:axis chart:dimension="x" chart:name="primary-x" chart:style-name="ch5" chartooo:axis-type="auto">
            <chartooo:date-scale/>
            <chart:categories table:cell-range-address="Sheet2.L63:Sheet2.O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L64:Sheet2.O64" chart:label-cell-address="Sheet2.K64:Sheet2.K6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_Improved</text:p>
                <draw:g>
                  <svg:desc>Sheet2.L63:Sheet2.O63</svg:desc>
                </draw:g>
              </table:table-cell>
              <table:table-cell office:value-type="string">
                <text:p>Heuristic 1</text:p>
              </table:table-cell>
              <table:table-cell office:value-type="string">
                <text:p>Heuristic 2</text:p>
              </table:table-cell>
              <table:table-cell office:value-type="string">
                <text:p>Heuristic 3</text:p>
              </table:table-cell>
            </table:table-row>
          </table:table-header-rows>
          <table:table-rows>
            <table:table-row>
              <table:table-cell office:value-type="string">
                <text:p>Win-rate</text:p>
                <draw:g>
                  <svg:desc>Sheet2.K64:Sheet2.K64</svg:desc>
                </draw:g>
              </table:table-cell>
              <table:table-cell office:value-type="float" office:value="0.764285714285714">
                <text:p>0.764285714285714</text:p>
                <draw:g>
                  <svg:desc>Sheet2.L64:Sheet2.O64</svg:desc>
                </draw:g>
              </table:table-cell>
              <table:table-cell office:value-type="float" office:value="0.775714285714286">
                <text:p>0.775714285714286</text:p>
              </table:table-cell>
              <table:table-cell office:value-type="float" office:value="0.758571428571429">
                <text:p>0.758571428571429</text:p>
              </table:table-cell>
              <table:table-cell office:value-type="float" office:value="0.798214285714286">
                <text:p>0.7982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